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09mm"/>
    </style:style>
    <style:style style:name="co3" style:family="table-column">
      <style:table-column-properties fo:break-before="auto" style:column-width="54.08mm"/>
    </style:style>
    <style:style style:name="co4" style:family="table-column">
      <style:table-column-properties fo:break-before="auto" style:column-width="6.61mm"/>
    </style:style>
    <style:style style:name="co5" style:family="table-column">
      <style:table-column-properties fo:break-before="auto" style:column-width="1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3"/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hmet çalışkan </text:p>
          </table:table-cell>
          <table:table-cell table:style-name="ce1" office:value-type="string" calcext:value-type="string">
            <text:p>Eylül 2018 tarihinde 382789 nolu hesaba havale etti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2018 – 2019 kira bedeli lise</text:p>
          </table:table-cell>
          <table:table-cell table:style-name="ce2" office:value-type="float" office:value="39000" calcext:value-type="float">
            <text:p>39000</text:p>
          </table:table-cell>
          <table:table-cell office:value-type="string" calcext:value-type="string">
            <text:p>TL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2018 – 2019 kira bedeli tuzgümrüğü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kira geliri</text:p>
          </table:table-cell>
          <table:table-cell table:formula="of:=SUM([.C3:.C5])" office:value-type="float" office:value="40400" calcext:value-type="float">
            <text:p>4040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yıllık kira tutarı net</text:p>
          </table:table-cell>
          <table:table-cell table:number-columns-repeated="3"/>
          <table:table-cell table:formula="of:=[.C6]" office:value-type="float" office:value="40400" calcext:value-type="float">
            <text:p>40.400,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racı tarafından ödenen stopaj</text:p>
          </table:table-cell>
          <table:table-cell office:value-type="string" calcext:value-type="string">
            <text:p>32500 + % 20 <text:s/></text:p>
          </table:table-cell>
          <table:table-cell table:number-columns-repeated="2"/>
          <table:table-cell table:formula="of:=[.F10]*20/100" office:value-type="float" office:value="10100" calcext:value-type="float">
            <text:p>10.100,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ıllık kira tutarı brüt</text:p>
          </table:table-cell>
          <table:table-cell office:value-type="string" calcext:value-type="string">
            <text:p>% 20 stopaj ile toplam</text:p>
          </table:table-cell>
          <table:table-cell table:number-columns-repeated="2"/>
          <table:table-cell table:formula="of:=[.F8]/80*100" office:value-type="float" office:value="50500" calcext:value-type="float">
            <text:p>50.500,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ötürü Gide</text:p>
          </table:table-cell>
          <table:table-cell office:value-type="string" calcext:value-type="string">
            <text:p>brüt tutarın %15 i</text:p>
          </table:table-cell>
          <table:table-cell table:number-columns-repeated="2"/>
          <table:table-cell table:formula="of:=[.F10]*15/100" office:value-type="float" office:value="7575" calcext:value-type="float">
            <text:p>7.575,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Vergiye tabii matrah</text:p>
          </table:table-cell>
          <table:table-cell office:value-type="string" calcext:value-type="string">
            <text:p>Brüt – götürü gider</text:p>
          </table:table-cell>
          <table:table-cell table:number-columns-repeated="2"/>
          <table:table-cell table:style-name="ce4" table:formula="of:=[.F10]-[.F12]" office:value-type="float" office:value="42925" calcext:value-type="float">
            <text:p>42.925,00</text:p>
          </table:table-cell>
          <table:table-cell table:style-name="ce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ergi 14800 TL için % 15 = 2220</text:p>
          </table:table-cell>
          <table:table-cell office:value-type="string" calcext:value-type="string">
            <text:p>14800 * 15%</text:p>
          </table:table-cell>
          <table:table-cell office:value-type="float" office:value="15" calcext:value-type="float">
            <text:p>15</text:p>
          </table:table-cell>
          <table:table-cell office:value-type="float" office:value="14800" calcext:value-type="float">
            <text:p>14800</text:p>
          </table:table-cell>
          <table:table-cell table:formula="of:=[.$E16]*[.$D16]/100" office:value-type="float" office:value="2220" calcext:value-type="float">
            <text:p>2.220,00</text:p>
          </table:table-cell>
          <table:table-cell table:formula="of:=IF([.C6]&lt;[.E16];[.E16]*0.15;2220)" office:value-type="float" office:value="2220" calcext:value-type="float">
            <text:p>2.220,00</text:p>
          </table:table-cell>
        </table:table-row>
        <table:table-row table:style-name="ro1">
          <table:table-cell/>
          <table:table-cell office:value-type="string" calcext:value-type="string">
            <text:p>Vergi 15900 – 34000 arası = 19200 %20</text:p>
          </table:table-cell>
          <table:table-cell office:value-type="string" calcext:value-type="string">
            <text:p>19200 * 20% </text:p>
          </table:table-cell>
          <table:table-cell office:value-type="float" office:value="20" calcext:value-type="float">
            <text:p>20</text:p>
          </table:table-cell>
          <table:table-cell office:value-type="float" office:value="19200" calcext:value-type="float">
            <text:p>19200</text:p>
          </table:table-cell>
          <table:table-cell table:formula="of:=[.$E17]*[.$D17]/100" office:value-type="float" office:value="3840" calcext:value-type="float">
            <text:p>3.840,00</text:p>
          </table:table-cell>
          <table:table-cell table:formula="of:=IF( ([.C6]-14800)&lt;19200;([.C6]-14800)*0.2;3840)" office:value-type="float" office:value="3840" calcext:value-type="float">
            <text:p>3.840,00</text:p>
          </table:table-cell>
        </table:table-row>
        <table:table-row table:style-name="ro1">
          <table:table-cell/>
          <table:table-cell office:value-type="string" calcext:value-type="string">
            <text:p>Vergi 34000 – 80000 arası = %20</text:p>
          </table:table-cell>
          <table:table-cell office:value-type="string" calcext:value-type="string">
            <text:p>5000 * 27% </text:p>
          </table:table-cell>
          <table:table-cell office:value-type="float" office:value="27" calcext:value-type="float">
            <text:p>27</text:p>
          </table:table-cell>
          <table:table-cell table:formula="of:=[.C6]-34000" office:value-type="float" office:value="6400" calcext:value-type="float">
            <text:p>6400</text:p>
          </table:table-cell>
          <table:table-cell table:formula="of:=[.$E18]*[.$D18]/100" office:value-type="float" office:value="1728" calcext:value-type="float">
            <text:p>1.728,00</text:p>
          </table:table-cell>
          <table:table-cell table:formula="of:=IF( [.C6]-34000&lt;80000;([.C6]-34000)*0.27;3840)" office:value-type="float" office:value="1728" calcext:value-type="float">
            <text:p>1.728,00</text:p>
          </table:table-cell>
        </table:table-row>
        <table:table-row table:style-name="ro2">
          <table:table-cell/>
          <table:table-cell office:value-type="string" calcext:value-type="string">
            <text:p>Toplam vergi</text:p>
          </table:table-cell>
          <table:table-cell table:number-columns-repeated="3"/>
          <table:table-cell table:style-name="ce5" table:formula="of:=SUM([.F16:.F18])" office:value-type="float" office:value="7788" calcext:value-type="float">
            <text:p>7.788,00</text:p>
          </table:table-cell>
          <table:table-cell table:style-name="ce5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Ödenen Stopaj – Ödenecek vergi</text:p>
          </table:table-cell>
          <table:table-cell office:value-type="string" calcext:value-type="string">
            <text:p>iade vergi</text:p>
          </table:table-cell>
          <table:table-cell/>
          <table:table-cell table:formula="of:=SUM([.E16:.E20])" office:value-type="float" office:value="40400" calcext:value-type="float">
            <text:p>40400</text:p>
          </table:table-cell>
          <table:table-cell table:style-name="ce5" table:formula="of:=[.F9]-[.F19]" office:value-type="float" office:value="2312" calcext:value-type="float">
            <text:p>2.312,00</text:p>
          </table:table-cell>
          <table:table-cell table:style-name="ce5"/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.00.0000</text:date>, <text:time style:data-style-name="N2" text:time-value="15:43:45.07624528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27:42.742140110</meta:creation-date>
    <dc:date>2019-11-18T17:03:57.230974996</dc:date>
    <meta:editing-duration>PT2H48M52S</meta:editing-duration>
    <meta:editing-cycles>4</meta:editing-cycles>
    <meta:generator>LibreOffice/6.1.5.2$Linux_X86_64 LibreOffice_project/10$Build-2</meta:generator>
    <meta:document-statistic meta:table-count="1" meta:cell-count="47" meta:object-count="0"/>
  </office:meta>
</office:document-meta>
</file>